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es" style:country-asian="ES"/>
    </style:style>
    <style:style style:name="P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ableColumn5" style:family="table-column">
      <style:table-column-properties style:column-width="0.8222in"/>
    </style:style>
    <style:style style:name="TableColumn6" style:family="table-column">
      <style:table-column-properties style:column-width="1.1409in"/>
    </style:style>
    <style:style style:name="TableColumn7" style:family="table-column">
      <style:table-column-properties style:column-width="3.9423in"/>
    </style:style>
    <style:style style:name="Table4" style:family="table">
      <style:table-properties style:width="5.9055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ableCell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TableCell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TableRow15" style:family="table-row">
      <style:table-row-properties/>
    </style:style>
    <style:style style:name="TableCell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1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ableCell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ableCell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ableRow23" style:family="table-row">
      <style:table-row-properties/>
    </style:style>
    <style:style style:name="TableCell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ableCell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ableRow31" style:family="table-row">
      <style:table-row-properties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3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4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ableRow47" style:family="table-row">
      <style:table-row-properties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5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ableRow55" style:family="table-row">
      <style:table-row-properties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5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ableCell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ableRow63" style:family="table-row">
      <style:table-row-properties/>
    </style:style>
    <style:style style:name="TableCell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6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ableCell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ableRow71" style:family="table-row">
      <style:table-row-properties/>
    </style:style>
    <style:style style:name="TableCell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7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ableCell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ableCell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ableRow79" style:family="table-row">
      <style:table-row-properties/>
    </style:style>
    <style:style style:name="TableCell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ableCell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ableCell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</office:automatic-styles>
  <office:body>
    <office:text text:use-soft-page-breaks="true">
      <text:h text:style-name="P1" text:outline-level="4">Ejercicio 1</text:h>
      <text:h text:style-name="P2" text:outline-level="5">Buscar precios de memorias y discos duros</text:h>
      <text:p text:style-name="P3">Buscar precios y poner vínculo dónde has encontrado ese precio de las siguientes memorias y discos duros<text:line-break/>Observación: La diferencia entre DIMM y SODIMM es que las DIMM son para los PC de sobremesa y las SODIMM son para portátiles, y son más cortas.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          Precio      </text:p>
          </table:table-cell>
          <table:table-cell table:style-name="TableCell13">
            <text:p text:style-name="P14">                           Vínculo                                                   </text:p>
          </table:table-cell>
        </table:table-row>
        <table:table-row table:style-name="TableRow15">
          <table:table-cell table:style-name="TableCell16">
            <text:p text:style-name="P17">DIMM-DDR2 de 2 GB</text:p>
            <text:p text:style-name="P18"/>
          </table:table-cell>
          <table:table-cell table:style-name="TableCell19">
            <text:p text:style-name="P20"><text:s text:c="12"/>13€</text:p>
          </table:table-cell>
          <table:table-cell table:style-name="TableCell21">
            <text:p text:style-name="P22">https://www.amazon.es/memoria-ram-ddr2-2gb-precio/s?k=memoria+ram+ddr2+2gb+precio</text:p>
          </table:table-cell>
        </table:table-row>
        <table:table-row table:style-name="TableRow23">
          <table:table-cell table:style-name="TableCell24">
            <text:p text:style-name="P25">SODIMM-DDR2 de 2 GB</text:p>
            <text:p text:style-name="P26"/>
          </table:table-cell>
          <table:table-cell table:style-name="TableCell27">
            <text:p text:style-name="P28"> <text:s text:c="10"/>10,65€</text:p>
          </table:table-cell>
          <table:table-cell table:style-name="TableCell29">
            <text:p text:style-name="P30">https://www.idealo.es/precios/6246734/v7-2gb-sodimm-ddr2-5300-v753002gbs.html</text:p>
          </table:table-cell>
        </table:table-row>
        <table:table-row table:style-name="TableRow31">
          <table:table-cell table:style-name="TableCell32">
            <text:p text:style-name="P33">DIMM-DDR3 de 4 GB</text:p>
            <text:p text:style-name="P34"/>
          </table:table-cell>
          <table:table-cell table:style-name="TableCell35">
            <text:p text:style-name="P36"> <text:s text:c="10"/>22,99€ <text:s text:c="5"/></text:p>
          </table:table-cell>
          <table:table-cell table:style-name="TableCell37">
            <text:p text:style-name="P38">https://www.pccomponentes.com/memorias-ram/4-gb/ddr3</text:p>
          </table:table-cell>
        </table:table-row>
        <table:table-row table:style-name="TableRow39">
          <table:table-cell table:style-name="TableCell40">
            <text:p text:style-name="P41">SODIMM-DDR3 de 4 GB</text:p>
            <text:p text:style-name="P42"/>
          </table:table-cell>
          <table:table-cell table:style-name="TableCell43">
            <text:p text:style-name="P44"> <text:s text:c="10"/>15,99</text:p>
          </table:table-cell>
          <table:table-cell table:style-name="TableCell45">
            <text:p text:style-name="P46"> https://www.amazon.es/sodimm-ddr3-4gb/s?k=sodimm+ddr3+4gb</text:p>
          </table:table-cell>
        </table:table-row>
        <table:table-row table:style-name="TableRow47">
          <table:table-cell table:style-name="TableCell48">
            <text:p text:style-name="P49">DIMM-DDR4 de 8 GB</text:p>
            <text:p text:style-name="P50"/>
          </table:table-cell>
          <table:table-cell table:style-name="TableCell51">
            <text:p text:style-name="P52"> <text:s text:c="10"/>24,99€ <text:s text:c="5"/></text:p>
          </table:table-cell>
          <table:table-cell table:style-name="TableCell53">
            <text:p text:style-name="P54">https://www.pccomponentes.com/memorias-ram/8-gb/ddr4</text:p>
          </table:table-cell>
        </table:table-row>
        <table:table-row table:style-name="TableRow55">
          <table:table-cell table:style-name="TableCell56">
            <text:p text:style-name="P57">SODIMM-DDR4 de 8 GB</text:p>
            <text:p text:style-name="P58"/>
          </table:table-cell>
          <table:table-cell table:style-name="TableCell59">
            <text:p text:style-name="P60"> <text:s text:c="10"/>23,99€</text:p>
          </table:table-cell>
          <table:table-cell table:style-name="TableCell61">
            <text:p text:style-name="P62"> https://www.amazon.es/sodimm-ddr4-8gb/s?k=sodimm+ddr4+8gb</text:p>
          </table:table-cell>
        </table:table-row>
        <table:table-row table:style-name="TableRow63">
          <table:table-cell table:style-name="TableCell64">
            <text:p text:style-name="P65">Disco duro 3,5 pulgadas, 2TB</text:p>
            <text:p text:style-name="P66"/>
          </table:table-cell>
          <table:table-cell table:style-name="TableCell67">
            <text:p text:style-name="P68"> <text:s text:c="8"/>120€</text:p>
          </table:table-cell>
          <table:table-cell table:style-name="TableCell69">
            <text:p text:style-name="P70">https://www.amazon.es/Seagate-Barracuda-Disco-interno-SATA3/dp/B008FXHKVQ </text:p>
          </table:table-cell>
        </table:table-row>
        <table:table-row table:style-name="TableRow71">
          <table:table-cell table:style-name="TableCell72">
            <text:p text:style-name="P73">Disco duro 2,5 pulgadas, 1TB</text:p>
            <text:p text:style-name="P74"/>
          </table:table-cell>
          <table:table-cell table:style-name="TableCell75">
            <text:p text:style-name="P76"> <text:s text:c="8"/>42,99€</text:p>
          </table:table-cell>
          <table:table-cell table:style-name="TableCell77">
            <text:p text:style-name="P78">https://www.idealo.es/lista/103695599/disco-duro-1tb-2-5.html </text:p>
          </table:table-cell>
        </table:table-row>
        <table:table-row table:style-name="TableRow79">
          <table:table-cell table:style-name="TableCell80">
            <text:p text:style-name="P81">SSD de 500 GB</text:p>
          </table:table-cell>
          <table:table-cell table:style-name="TableCell82">
            <text:p text:style-name="P83"> <text:s text:c="8"/>68,99€</text:p>
          </table:table-cell>
          <table:table-cell table:style-name="TableCell84">
            <text:p text:style-name="P85"> https://www.mediamarkt.es/es/list/ssd-500gb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4" style:display-name="Título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 fo:hyphenate="false"/>
    </style:style>
    <style:style style:name="Título5" style:display-name="Título 5" style:family="paragraph" style:parent-style-name="Normal" style:default-outline-level="5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4Car" style:display-name="Título 4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s" style:country-asian="ES"/>
    </style:style>
    <style:style style:name="Título5Car" style:display-name="Título 5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es" style:country-asian="E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vid</meta:initial-creator>
    <dc:creator>David</dc:creator>
    <meta:creation-date>2023-02-19T14:03:00Z</meta:creation-date>
    <dc:date>2023-02-19T14:23:00Z</dc:date>
    <meta:template xlink:href="Normal" xlink:type="simple"/>
    <meta:editing-cycles>1</meta:editing-cycles>
    <meta:editing-duration>PT1200S</meta:editing-duration>
    <meta:document-statistic meta:page-count="1" meta:paragraph-count="2" meta:word-count="207" meta:character-count="1346" meta:row-count="9" meta:non-whitespace-character-count="1141"/>
  </office:meta>
</office:document-meta>
</file>